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2" style:family="presentation" style:parent-style-name="Default-title">
      <style:graphic-properties fo:min-height="7.5cm"/>
      <style:paragraph-properties style:writing-mode="lr-tb"/>
    </style:style>
    <style:style style:name="pr13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loext:graphic-properties draw:fill-color="#ffffff"/>
      <style:paragraph-properties fo:margin-left="0cm" fo:margin-right="0cm" fo:text-indent="0cm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62118" loext:opacity="100%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2</text:span></text:p>
            <text:p><text:span text:style-name="T3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ee <text:span text:style-name="T6">Homework </text:span>tab in <text:span text:style-name="T6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 Terminology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8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7">Should have the following header (at max. ½ page):</text:span></text:p>
                <text:list>
                  <text:list-item>
                    <text:p><text:span text:style-name="T7">Project name</text:span></text:p>
                    <text:list>
                      <text:list-item>
                        <text:p><text:span text:style-name="T7">E.g. Flowers</text:span></text:p>
                      </text:list-item>
                    </text:list>
                  </text:list-item>
                  <text:list-item>
                    <text:p><text:span text:style-name="T7">Project repository</text:span></text:p>
                    <text:list>
                      <text:list-item>
                        <text:p>E.g. http://github.com/$USER/wahlzeit</text:p>
                      </text:list-item>
                    </text:list>
                  </text:list-item>
                  <text:list-item>
                    <text:p><text:span text:style-name="T7">This week’s tag</text:span></text:p>
                    <text:list>
                      <text:list-item>
                        <text:p><text:span text:style-name="T7">E.g. adap-cw03 on main</text:span></text:p>
                      </text:list-item>
                    </text:list>
                  </text:list-item>
                  <text:list-item>
                    <text:p><text:span text:style-name="T7">This week’s diff:</text:span></text:p>
                    <text:list>
                      <text:list-item>
                        <text:p>E.g. https://github.com/$USER/repository/compare/adap-cw02...$USER:adap-cw03</text:p>
                        <text:p><text:span text:style-name="T8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Submit written summary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-3.0-or-later license</text:p>
                <text:list>
                  <text:list-item>
                    <text:p>All contributed code is thereby also licensed under this license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-3.0-or-later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9">DR</text:span></text:p>
          </draw:text-box>
        </draw:frame>
        <draw:frame presentation:style-name="pr10" draw:text-style-name="P9" draw:layer="layout" svg:width="27cm" svg:height="7cm" svg:x="0.5cm" svg:y="8cm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/text:p>
            <text:p text:style-name="P2"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 text:style-name="P11">Legal Notic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pyright</text:p>
                <text:list>
                  <text:list-item>
                    <text:p>© 2012-2021 Dirk Riehle, some rights reserved</text:p>
                  </text:list-item>
                  <text:list-item>
                    <text:p>© 2019-2020 Friedrich-Alexander University Erlangen-Nürnberg, some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13:58.956759436</meta:creation-date>
    <meta:editing-duration>PT3H9M37S</meta:editing-duration>
    <meta:editing-cycles>26</meta:editing-cycles>
    <meta:generator>LibreOffice/7.2.1.2$Linux_X86_64 LibreOffice_project/2c9f9a7aa7c967a1b7ec3448959cff87b32f6580</meta:generator>
    <dc:date>2021-10-05T14:00:14.528845003</dc:date>
    <dc:creator>Dirk Riehle</dc:creator>
    <meta:document-statistic meta:object-count="94"/>
  </office:meta>
</office:document-meta>
</file>